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9F9CDFF76A1A9DB9.jpg" manifest:media-type="image/jpeg"/>
  <manifest:file-entry manifest:full-path="Pictures/100000000000020100000201678B62A927532A48.jpg" manifest:media-type="image/jpeg"/>
  <manifest:file-entry manifest:full-path="Pictures/10000000000004B00000032358D4A53EA7CCCD73.png" manifest:media-type="image/png"/>
  <manifest:file-entry manifest:full-path="Pictures/1000000000000200000001E5D476B6150A8C3071.jpg" manifest:media-type="image/jpeg"/>
  <manifest:file-entry manifest:full-path="Pictures/100000000000012C00000287BA9EC48127654535.jpg" manifest:media-type="image/jpeg"/>
  <manifest:file-entry manifest:full-path="Pictures/1000000000000200000002005B17109F1254B590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draw:stroke="none" draw:fill="bitmap" draw:fill-image-name="Maple_20_Leaves" draw:textarea-horizontal-align="justify" draw:textarea-vertical-align="middle" draw:auto-grow-height="false" fo:min-height="8.574cm" fo:min-width="1.023cm"/>
    </style:style>
    <style:style style:name="gr2" style:family="graphic" style:parent-style-name="Outlined_20_Blue">
      <style:graphic-properties draw:stroke="none" draw:fill="bitmap" draw:fill-image-name="Coffee_20_Beans" draw:textarea-horizontal-align="justify" draw:textarea-vertical-align="middle" draw:auto-grow-height="false" fo:min-height="8.575cm" fo:min-width="1.023cm"/>
    </style:style>
    <style:style style:name="gr3" style:family="graphic" style:parent-style-name="Outlined_20_Blue">
      <style:graphic-properties draw:stroke="none" draw:fill="bitmap" draw:fill-image-name="Lawn" draw:textarea-horizontal-align="justify" draw:textarea-vertical-align="middle" draw:auto-grow-height="false" fo:min-height="6.687cm" fo:min-width="1.023cm"/>
    </style:style>
    <style:style style:name="gr4" style:family="graphic" style:parent-style-name="Outlined_20_Blue">
      <style:graphic-properties draw:stroke="none" draw:fill="bitmap" draw:fill-image-name="Little_20_Clouds" draw:textarea-horizontal-align="justify" draw:textarea-vertical-align="middle" draw:auto-grow-height="false" fo:min-height="6.687cm" fo:min-width="1.023cm"/>
    </style:style>
    <style:style style:name="gr5" style:family="graphic" style:parent-style-name="Outlined_20_Blue">
      <style:graphic-properties draw:stroke="none" draw:fill="bitmap" draw:fill-image-name="GENLightningOverBlueBall" draw:textarea-horizontal-align="justify" draw:textarea-vertical-align="middle" draw:auto-grow-height="false" fo:min-height="6.875cm" fo:min-width="1.023cm"/>
    </style:style>
    <style:style style:name="gr6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bitmap" draw:fill-color="#ffffff" draw:secondary-fill-color="#d4ea6b" draw:fill-image-name="texture_5f_stock_5f_bokeh_5f_014_5f_by_5f_redwolf518stock-100532830-large" draw:opacity="100%" draw:textarea-horizontal-align="center" draw:textarea-vertical-align="middle" draw:auto-grow-height="false" draw:fit-to-size="false" style:shrink-to-fit="false" fo:min-height="2.89cm" fo:min-width="9.923cm" fo:padding-top="0.143cm" fo:padding-bottom="0.143cm" fo:padding-left="0.263cm" fo:padding-right="0.263cm" fo:wrap-option="wrap" draw:shadow="visible" draw:shadow-offset-x="0.071cm" draw:shadow-offset-y="0.071cm" draw:shadow-color="#808080" draw:shadow-opacity="100%" style:writing-mode="lr-tb"/>
      <style:paragraph-properties style:writing-mode="lr-tb"/>
    </style:style>
    <style:style style:name="P1" style:family="paragraph">
      <loext:graphic-properties draw:fill="bitmap" draw:fill-image-name="Maple_20_Leaves"/>
      <style:paragraph-properties fo:text-align="center"/>
    </style:style>
    <style:style style:name="P2" style:family="paragraph">
      <loext:graphic-properties draw:fill="bitmap" draw:fill-image-name="Coffee_20_Beans"/>
      <style:paragraph-properties fo:text-align="center"/>
    </style:style>
    <style:style style:name="P3" style:family="paragraph">
      <loext:graphic-properties draw:fill="bitmap" draw:fill-image-name="Lawn"/>
      <style:paragraph-properties fo:text-align="center"/>
    </style:style>
    <style:style style:name="P4" style:family="paragraph">
      <loext:graphic-properties draw:fill="bitmap" draw:fill-image-name="Little_20_Clouds"/>
      <style:paragraph-properties fo:text-align="center"/>
    </style:style>
    <style:style style:name="P5" style:family="paragraph">
      <loext:graphic-properties draw:fill="bitmap" draw:fill-image-name="GENLightningOverBlueBall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bitmap" draw:fill-color="#ffffff" draw:secondary-fill-color="#d4ea6b" draw:fill-image-name="texture_5f_stock_5f_bokeh_5f_014_5f_by_5f_redwolf518stock-100532830-large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leaves" draw:style-name="gr1" draw:text-style-name="P1" draw:layer="layout" svg:width="1.133cm" svg:height="8.684cm" draw:transform="skewX (-0.000174532925199294) rotate (0.785398163397448) translate (2.27cm 9.76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ffee" draw:style-name="gr2" draw:text-style-name="P2" draw:layer="layout" svg:width="1.133cm" svg:height="8.685cm" draw:transform="rotate (-0.785398163397449) translate (8.531cm 8.9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awn" draw:style-name="gr3" draw:text-style-name="P3" draw:layer="layout" svg:width="1.133cm" svg:height="6.797cm" draw:transform="rotate (1.5707963267949) translate (2.39cm 15.92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ky" draw:style-name="gr4" draw:text-style-name="P4" draw:layer="layout" svg:width="1.133cm" svg:height="6.797cm" draw:transform="rotate (1.5707963267949) translate (2.39cm 10.0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park" draw:style-name="gr5" draw:text-style-name="P5" draw:layer="layout" svg:width="1.133cm" svg:height="6.985cm" svg:x="5.239cm" svg:y="8.9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dow" draw:style-name="gr6" draw:text-style-name="P7" draw:layer="layout" svg:width="10.448cm" svg:height="3.175cm" svg:x="8.687cm" svg:y="10.803cm">
          <text:p text:style-name="P6"><text:span text:style-name="T1">ilinota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glue-points="?f18 ?f0 ?f20 10800 ?f19 ?f1 ?f21 10800" draw:text-areas="0 0 21600 21600" draw:text-path="true" draw:text-path-mode="shape" draw:text-path-scale="path" draw:text-path-same-letter-heights="tru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Coffee_20_Beans" draw:display-name="Coffee Beans" xlink:href="Pictures/1000000000000200000002005B17109F1254B590.jpg" xlink:type="simple" xlink:show="embed" xlink:actuate="onLoad"/>
    <draw:fill-image draw:name="GENLightningOverBlueBall" xlink:href="Pictures/100000000000012C00000287BA9EC48127654535.jpg" xlink:type="simple" xlink:show="embed" xlink:actuate="onLoad"/>
    <draw:fill-image draw:name="Lawn" xlink:href="Pictures/1000000000000200000001E5D476B6150A8C3071.jpg" xlink:type="simple" xlink:show="embed" xlink:actuate="onLoad"/>
    <draw:fill-image draw:name="Little_20_Clouds" draw:display-name="Little Clouds" xlink:href="Pictures/100000000000020100000201678B62A927532A48.jpg" xlink:type="simple" xlink:show="embed" xlink:actuate="onLoad"/>
    <draw:fill-image draw:name="Maple_20_Leaves" draw:display-name="Maple Leaves" xlink:href="Pictures/1000000000000200000002009F9CDFF76A1A9DB9.jpg" xlink:type="simple" xlink:show="embed" xlink:actuate="onLoad"/>
    <draw:fill-image draw:name="texture_5f_stock_5f_bokeh_5f_014_5f_by_5f_redwolf518stock-100532830-large" draw:display-name="texture_stock_bokeh_014_by_redwolf518stock-100532830-large" xlink:href="Pictures/10000000000004B00000032358D4A53EA7CCC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07:13:54.841560316</meta:creation-date>
    <dc:date>2023-11-19T21:25:02.488545784</dc:date>
    <meta:editing-duration>PT5H7M3S</meta:editing-duration>
    <meta:editing-cycles>6</meta:editing-cycles>
    <meta:generator>LibreOffice/7.5.8.2$Linux_X86_64 LibreOffice_project/50$Build-2</meta:generator>
    <meta:document-statistic meta:object-count="6"/>
  </office:meta>
</office:document-meta>
</file>